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</office:font-face-decls>
  <office:automatic-styles>
    <style:style style:name="Table2" style:family="table">
      <style:table-properties style:width="12.912cm" fo:margin-left="0cm" fo:margin-right="-0.007cm" table:align="margins"/>
    </style:style>
    <style:style style:name="Table2.A" style:family="table-column">
      <style:table-column-properties style:column-width="2.408cm" style:rel-column-width="12220*"/>
    </style:style>
    <style:style style:name="Table2.B" style:family="table-column">
      <style:table-column-properties style:column-width="10.504cm" style:rel-column-width="53315*"/>
    </style:style>
    <style:style style:name="Table2.A1" style:family="table-cell">
      <style:table-cell-properties fo:padding="0cm" fo:border="none"/>
    </style:style>
    <style:style style:name="Table1" style:family="table">
      <style:table-properties style:width="12.912cm" fo:margin-left="0cm" fo:margin-right="-0.007cm" table:align="margins"/>
    </style:style>
    <style:style style:name="Table1.A" style:family="table-column">
      <style:table-column-properties style:column-width="1.905cm" style:rel-column-width="9669*"/>
    </style:style>
    <style:style style:name="Table1.B" style:family="table-column">
      <style:table-column-properties style:column-width="11.007cm" style:rel-column-width="55866*"/>
    </style:style>
    <style:style style:name="Table1.A1" style:family="table-cell">
      <style:table-cell-properties style:vertical-align="middle" fo:padding="0cm" fo:border="none"/>
    </style:style>
    <style:style style:name="Table1.A2" style:family="table-cell">
      <style:table-cell-properties fo:padding="0cm" fo:border="none"/>
    </style:style>
    <style:style style:name="Table1.A3" style:family="table-cell">
      <style:table-cell-properties fo:padding="0cm" fo:border="none"/>
    </style:style>
    <style:style style:name="Table1.A4" style:family="table-cell">
      <style:table-cell-properties fo:padding="0cm" fo:border="none"/>
    </style:style>
    <style:style style:name="Table1.A5" style:family="table-cell">
      <style:table-cell-properties fo:padding="0cm" fo:border="none"/>
    </style:style>
    <style:style style:name="Table1.A6" style:family="table-cell">
      <style:table-cell-properties fo:padding="0cm" fo:border="none"/>
    </style:style>
    <style:style style:name="Table1.A7" style:family="table-cell">
      <style:table-cell-properties fo:padding="0cm" fo:border="none"/>
    </style:style>
    <style:style style:name="Table1.A8" style:family="table-cell">
      <style:table-cell-properties fo:padding="0cm" fo:border="none"/>
    </style:style>
    <style:style style:name="Table1.A10" style:family="table-cell">
      <style:table-cell-properties fo:padding="0cm" fo:border="none"/>
    </style:style>
    <style:style style:name="Table1.A12" style:family="table-cell">
      <style:table-cell-properties fo:padding="0cm" fo:border="none"/>
    </style:style>
    <style:style style:name="Table1.A14" style:family="table-cell">
      <style:table-cell-properties fo:padding="0cm" fo:border="none"/>
    </style:style>
    <style:style style:name="Table1.A16" style:family="table-cell">
      <style:table-cell-properties fo:padding="0cm" fo:border="none"/>
    </style:style>
    <style:style style:name="Table1.A18" style:family="table-cell">
      <style:table-cell-properties fo:padding="0cm" fo:border="none"/>
    </style:style>
    <style:style style:name="P1" style:family="paragraph" style:parent-style-name="Standard">
      <style:paragraph-properties fo:margin-top="0.049cm" fo:margin-bottom="0.049cm" loext:contextual-spacing="false"/>
    </style:style>
    <style:style style:name="P2" style:family="paragraph" style:parent-style-name="Standard">
      <style:paragraph-properties fo:margin-top="0.049cm" fo:margin-bottom="0.049cm" loext:contextual-spacing="false"/>
      <style:text-properties fo:font-size="9pt" style:font-size-asian="9pt" style:font-size-complex="9pt"/>
    </style:style>
    <style:style style:name="P3" style:family="paragraph" style:parent-style-name="Table_20_Contents">
      <style:text-properties fo:font-weight="normal" style:font-weight-asian="normal" style:font-weight-complex="normal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Annotation">
      <style:text-properties fo:font-weight="normal" style:font-weight-asian="normal" style:font-weight-complex="normal"/>
    </style:style>
    <style:style style:name="P6" style:family="paragraph" style:parent-style-name="Annotation">
      <style:text-properties officeooo:paragraph-rsid="000232b0"/>
    </style:style>
    <style:style style:name="P7" style:family="paragraph" style:parent-style-name="Standard">
      <style:text-properties fo:font-size="9pt" style:font-size-asian="9pt" style:font-size-complex="9pt"/>
    </style:style>
    <style:style style:name="P8" style:family="paragraph" style:parent-style-name="Standard">
      <style:text-properties fo:font-weight="normal" style:font-weight-asian="normal" style:font-weight-complex="normal"/>
    </style:style>
    <style:style style:name="P9" style:family="paragraph" style:parent-style-name="Standard">
      <style:text-properties fo:font-weight="normal" officeooo:paragraph-rsid="0008abdf" style:font-weight-asian="normal" style:font-weight-complex="normal"/>
    </style:style>
    <style:style style:name="P10" style:family="paragraph" style:parent-style-name="Standard">
      <style:text-properties officeooo:paragraph-rsid="0008abdf"/>
    </style:style>
    <style:style style:name="P11" style:family="paragraph" style:parent-style-name="Standard">
      <style:text-properties officeooo:paragraph-rsid="000952b0"/>
    </style:style>
    <style:style style:name="P12" style:family="paragraph" style:parent-style-name="Text_20_body">
      <style:paragraph-properties fo:margin-left="0cm" fo:margin-right="0cm" fo:text-indent="0cm" style:auto-text-indent="false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officeooo:paragraph-rsid="0004c3e4"/>
    </style:style>
    <style:style style:name="P1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06af45"/>
    </style:style>
    <style:style style:name="P15" style:family="paragraph" style:parent-style-name="Text_20_body">
      <style:text-properties fo:font-weight="normal" style:font-weight-asian="normal" style:font-weight-complex="normal"/>
    </style:style>
    <style:style style:name="P16" style:family="paragraph" style:parent-style-name="Standard" style:master-page-name="First_20_Page">
      <style:paragraph-properties fo:margin-left="0cm" fo:margin-right="0cm" fo:margin-top="0cm" fo:margin-bottom="0.101cm" loext:contextual-spacing="false" fo:text-indent="0cm" style:auto-text-indent="false" style:page-number="auto"/>
      <style:text-properties fo:font-weight="bold" style:font-weight-asian="bold" style:font-weight-complex="bold"/>
    </style:style>
    <style:style style:name="P17" style:family="paragraph" style:parent-style-name="Standard">
      <style:paragraph-properties fo:margin-top="0.049cm" fo:margin-bottom="0.049cm" loext:contextual-spacing="false"/>
      <style:text-properties fo:font-size="9pt" style:font-size-asian="9pt" style:font-size-complex="9pt"/>
    </style:style>
    <style:style style:name="P18" style:family="paragraph" style:parent-style-name="Text_20_body" style:list-style-name="L1">
      <style:paragraph-properties fo:margin-left="0cm" fo:margin-right="0cm" fo:text-indent="0cm" style:auto-text-indent="false"/>
    </style:style>
    <style:style style:name="P19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00013a"/>
    </style:style>
    <style:style style:name="P20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08abdf"/>
    </style:style>
    <style:style style:name="P21" style:family="paragraph" style:parent-style-name="Heading_20_1" style:list-style-name=""/>
    <style:style style:name="P22" style:family="paragraph" style:parent-style-name="Heading_20_1">
      <style:paragraph-properties fo:margin-left="0.199cm" fo:margin-right="0cm" fo:margin-top="0.319cm" fo:margin-bottom="0.21cm" loext:contextual-spacing="false" fo:text-indent="0cm" style:auto-text-indent="false"/>
    </style:style>
    <style:style style:name="P23" style:family="paragraph" style:parent-style-name="Heading_20_1">
      <style:paragraph-properties fo:margin-top="0.499cm" fo:margin-bottom="0.199cm" loext:contextual-spacing="false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Table_20_Contents">
      <style:text-properties officeooo:paragraph-rsid="000ae9b4"/>
    </style:style>
    <style:style style:name="P26" style:family="paragraph" style:parent-style-name="Table_20_Contents">
      <style:text-properties officeooo:paragraph-rsid="000c6230"/>
    </style:style>
    <style:style style:name="P27" style:family="paragraph" style:parent-style-name="Table_20_Contents">
      <style:text-properties officeooo:rsid="000c6230" officeooo:paragraph-rsid="000c6230"/>
    </style:style>
    <style:style style:name="P28" style:family="paragraph" style:parent-style-name="Table_20_Heading">
      <style:text-properties officeooo:paragraph-rsid="000c6230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00013a" style:font-size-asian="10pt" style:font-size-complex="10pt"/>
    </style:style>
    <style:style style:name="T3" style:family="text">
      <style:text-properties fo:font-size="10pt" officeooo:rsid="0006af45" style:font-size-asian="10pt" style:font-size-complex="10pt"/>
    </style:style>
    <style:style style:name="T4" style:family="text">
      <style:text-properties fo:font-size="10pt" officeooo:rsid="0008abdf" style:font-size-asian="10pt" style:font-size-complex="10pt"/>
    </style:style>
    <style:style style:name="T5" style:family="text">
      <style:text-properties fo:font-size="10pt" officeooo:rsid="000c6230" style:font-size-asian="10pt" style:font-size-complex="10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officeooo:rsid="0005a7ec" style:font-size-asian="9pt" style:font-size-complex="9pt"/>
    </style:style>
    <style:style style:name="T8" style:family="text">
      <style:text-properties fo:font-size="9pt" officeooo:rsid="000ae9b4" style:font-size-asian="9pt" style:font-size-complex="9pt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8abdf" style:font-weight-asian="normal" style:font-weight-complex="normal"/>
    </style:style>
    <style:style style:name="T13" style:family="text">
      <style:text-properties fo:font-weight="normal" officeooo:rsid="000952b0" style:font-weight-asian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00013a"/>
    </style:style>
    <style:style style:name="T16" style:family="text">
      <style:text-properties officeooo:rsid="00004f32"/>
    </style:style>
    <style:style style:name="T17" style:family="text">
      <style:text-properties officeooo:rsid="000232b0"/>
    </style:style>
    <style:style style:name="T18" style:family="text">
      <style:text-properties officeooo:rsid="00034cfe"/>
    </style:style>
    <style:style style:name="T19" style:family="text">
      <style:text-properties officeooo:rsid="0004c3e4"/>
    </style:style>
    <style:style style:name="T20" style:family="text">
      <style:text-properties officeooo:rsid="0008abdf"/>
    </style:style>
    <style:style style:name="T21" style:family="text">
      <style:text-properties officeooo:rsid="000952b0"/>
    </style:style>
    <style:style style:name="T22" style:family="text">
      <style:text-properties officeooo:rsid="000ae9b4"/>
    </style:style>
    <style:style style:name="T23" style:family="text">
      <style:text-properties officeooo:rsid="000c6230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#e6e6e6" style:background-transparency="0%" style:shadow="none" draw:shadow-opacity="100%" loext:rel-width-rel="paragraph">
        <style:background-image/>
        <style:columns fo:column-count="1" fo:column-gap="0cm"/>
      </style:graphic-properties>
    </style:style>
    <text:list-style style:name="L1">
      <text:list-level-style-bullet text:level="1" text:style-name="Bullet_20_Symbols" text:bullet-char="•">
        <style:list-level-properties text:space-before="0.2cm" text:min-label-width="0.199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Oliver Doepner</text:p>
      <text:p text:style-name="P7">Halifax, Nova Scotia</text:p>
      <text:p text:style-name="P1"><draw:frame draw:style-name="fr1" draw:name="Frame1" text:anchor-type="paragraph" svg:x="0cm" svg:y="1.231cm" svg:width="5.232cm" style:rel-width="91%" draw:z-index="0"><draw:text-box fo:min-height="21.913cm"><text:h text:style-name="P22" text:outline-level="1">IT Skills</text:h><text:list xml:id="list701659963094460445" text:style-name="L1"><text:list-item><text:p text:style-name="P18"><text:span text:style-name="Strong_20_Emphasis"><text:span text:style-name="T1">Programming languages:</text:span></text:span><text:span text:style-name="T1"><text:line-break/>Expert </text:span><text:span text:style-name="T5">level</text:span><text:span text:style-name="T1">: Java, bash</text:span></text:p></text:list-item><text:list-item><text:p text:style-name="P19"><text:span text:style-name="Strong_20_Emphasis"><text:span text:style-name="T1">Web Technologies:</text:span></text:span><text:span text:style-name="T1"><text:line-break/>HTML</text:span><text:span text:style-name="T5">5</text:span><text:span text:style-name="T1">, CSS</text:span><text:span text:style-name="T5">3</text:span><text:span text:style-name="T1">, XML/XSL, </text:span><text:span text:style-name="T5">JQuery</text:span><text:span text:style-name="T1">, <text:s/>Servlets, JSF, </text:span><text:span text:style-name="T2">Spring Web Flow</text:span><text:span text:style-name="T1">, GWT, SVG, Unicode / i18n</text:span></text:p></text:list-item><text:list-item><text:p text:style-name="P18"><text:span text:style-name="Strong_20_Emphasis"><text:span text:style-name="T1">Java Technologies:</text:span></text:span><text:span text:style-name="T1"><text:line-break/>Java </text:span><text:span text:style-name="T5">8</text:span><text:span text:style-name="T1">, JEE, Spring, Hibernate, JDBC, JMS, Java Mail, Swing, Web Services, </text:span><text:span text:style-name="T2">JAXB, JAXWS, </text:span><text:span text:style-name="T1">Ehcache, Log4J</text:span></text:p></text:list-item><text:list-item><text:p text:style-name="P18"><text:span text:style-name="Strong_20_Emphasis"><text:span text:style-name="T1">Software Engineering:</text:span></text:span><text:span text:style-name="T1"><text:line-break/>OOP / OOD, UML, Design Patterns, MVC, Refactoring, Test-Driven Development, Extreme Programming (XP), Agile / </text:span><text:span text:style-name="T2">Iterative m</text:span><text:span text:style-name="T1">ethods</text:span></text:p></text:list-item><text:list-item><text:p text:style-name="P18"><text:span text:style-name="Strong_20_Emphasis"><text:span text:style-name="T1">Project Management :</text:span></text:span><text:span text:style-name="T1"><text:line-break/></text:span><text:span text:style-name="T3">Confluence</text:span><text:span text:style-name="T1">, JIRA, Bugzilla, Aegis, OTRS, JSPWiki, MediaWiki, </text:span><text:span text:style-name="T3">csv files</text:span></text:p></text:list-item><text:list-item><text:p text:style-name="P20"><text:span text:style-name="Strong_20_Emphasis"><text:span text:style-name="T1">Dev</text:span></text:span><text:span text:style-name="Strong_20_Emphasis"><text:span text:style-name="T2">elopment</text:span></text:span><text:span text:style-name="Strong_20_Emphasis"><text:span text:style-name="T1"> </text:span></text:span><text:span text:style-name="Strong_20_Emphasis"><text:span text:style-name="T2">Tools</text:span></text:span><text:span text:style-name="Strong_20_Emphasis"><text:span text:style-name="T1">:</text:span></text:span><text:span text:style-name="T1"><text:line-break/>Eclipse, IntelliJ, Netbeans, Aptana, Vim, </text:span><text:span text:style-name="T2">Maven, </text:span><text:span text:style-name="T1">Ant, <text:s/>Aegis, S</text:span><text:span text:style-name="T2">VN</text:span><text:span text:style-name="T1">, </text:span><text:span text:style-name="T4">CVS, </text:span><text:span text:style-name="T1">Perforce, </text:span><text:span text:style-name="T2">git/mercurial, Teamcity,</text:span><text:span text:style-name="T1"> </text:span><text:span text:style-name="T2"><text:s/>Hudson/Jenkins, JUnit, TestNG, HtmlUnit, Selenium</text:span></text:p></text:list-item><text:list-item><text:p text:style-name="P18"><text:span text:style-name="Strong_20_Emphasis"><text:span text:style-name="T1">Server</text:span></text:span><text:span text:style-name="Strong_20_Emphasis"><text:span text:style-name="T4">s</text:span></text:span><text:span text:style-name="Strong_20_Emphasis"><text:span text:style-name="T1"> / Databases:</text:span></text:span><text:span text:style-name="T1"><text:line-break/>Glassfish, Weblogic, JBoss, Tomcat, Jetty, Oracle, Postgres, MySQL, Apache Derby</text:span></text:p></text:list-item><text:list-item><text:p text:style-name="P18"><text:span text:style-name="Strong_20_Emphasis"><text:span text:style-name="T1">Operating Systems:</text:span></text:span><text:span text:style-name="T1"><text:line-break/>Debian GNU/Linux, Ubuntu OpenSolaris, MacOS X, Windows </text:span><text:span text:style-name="T2">XP</text:span><text:span text:style-name="T1">, Cygwin</text:span></text:p></text:list-item></text:list></draw:text-box></draw:frame><text:span text:style-name="T6">o</text:span><text:span text:style-name="T8">liver.</text:span><text:span text:style-name="T6">doepner [at] gmail.com </text:span><text:a xlink:type="simple" xlink:href="http://oliver.doepner.net/" text:style-name="Internet_20_link" text:visited-style-name="Visited_20_Internet_20_Link"><text:span text:style-name="T6">http://</text:span></text:a><text:a xlink:type="simple" xlink:href="http://oliver.doepner.net/" text:style-name="Internet_20_link" text:visited-style-name="Visited_20_Internet_20_Link"><text:span text:style-name="T7">oliver.</text:span></text:a><text:a xlink:type="simple" xlink:href="http://oliver.doepner.net/" text:style-name="Internet_20_link" text:visited-style-name="Visited_20_Internet_20_Link"><text:span text:style-name="T6">doepner.net/</text:span></text:a></text:p>
      <text:p text:style-name="P2"/>
      <text:p text:style-name="P2"/>
      <text:p text:style-name="P2"/>
      <text:p text:style-name="P2"/>
      <text:p text:style-name="P2"/>
      <text:p text:style-name="P2"/>
      <text:p text:style-name="Standard"/>
      <text:h text:style-name="Heading_20_1" text:outline-level="1">Professional Profile</text:h>
      <text:p text:style-name="P12">I am a Software Engineer and IT professional with a focus on Object Oriented Development and Design, preferrably using Java and Open Source components. </text:p>
      <text:p text:style-name="P13">My <text:a xlink:type="simple" xlink:href="http://oliver.doepner.net/skills.html" text:style-name="Internet_20_link" text:visited-style-name="Visited_20_Internet_20_Link">IT skills</text:a> are b<text:span text:style-name="T18">ased</text:span> on 20<text:span text:style-name="T19">+</text:span> years of hands-on programming experience, <text:a xlink:type="simple" xlink:href="http://oliver.doepner.net/positions.html" text:style-name="Internet_20_link" text:visited-style-name="Visited_20_Internet_20_Link">professional software development</text:a> since 1995 and a broad <text:a xlink:type="simple" xlink:href="http://oliver.doepner.net/education.html" text:style-name="Internet_20_link" text:visited-style-name="Visited_20_Internet_20_Link">academic background</text:a>. </text:p>
      <text:p text:style-name="P12">I lead <text:span text:style-name="T18">teams to</text:span> quality results and customer satisfaction through practices like <text:span text:style-name="T22">intention</text:span>-driven development, <text:span text:style-name="T18">continuous integration, frequent</text:span> code reviews <text:span text:style-name="T19">and</text:span> controlled refactoring.</text:p>
      <text:p text:style-name="P14"><text:span text:style-name="T18">I have </text:span><text:a xlink:type="simple" xlink:href="http://oliver.doepner.net/projects.html" text:style-name="Internet_20_link" text:visited-style-name="Visited_20_Internet_20_Link"><text:span text:style-name="T18">developed applications</text:span></text:a><text:span text:style-name="T18"> for aircraft maintenance, internet service providers, oil &amp; gas, steel industry, postal services, financial institutions, government agencies and various medium-sized businesses. </text:span></text:p>
      <text:h text:style-name="Heading_20_1" text:outline-level="1">Education and Studies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table:number-columns-spanned="2" office:value-type="string">
              <text:p text:style-name="Table_20_Heading">University of the Saarland, Germany</text:p>
            </table:table-cell>
            <table:covered-table-cell/>
          </table:table-row>
        </table:table-header-rows>
        <table:table-row>
          <table:table-cell table:style-name="Table2.A1" office:value-type="string">
            <text:p text:style-name="P3">1998-2002</text:p>
          </table:table-cell>
          <table:table-cell table:style-name="Table2.A1" office:value-type="string">
            <text:p text:style-name="P4"><text:span text:style-name="Emphasis"><text:span text:style-name="T9">State examination </text:span></text:span><text:span text:style-name="T9">in </text:span><text:a xlink:type="simple" xlink:href="http://www.math.uni-sb.de/" text:style-name="Internet_20_link" text:visited-style-name="Visited_20_Internet_20_Link"><text:span text:style-name="T9">Mathematics</text:span></text:a><text:span text:style-name="T9"> and </text:span><text:a xlink:type="simple" xlink:href="http://www.uni-saarland.de/fak4/fr41/germanistik/" text:style-name="Internet_20_link" text:visited-style-name="Visited_20_Internet_20_Link"><text:span text:style-name="T9">German</text:span></text:a></text:p>
          </table:table-cell>
        </table:table-row>
        <table:table-row>
          <table:table-cell table:style-name="Table2.A1" office:value-type="string">
            <text:p text:style-name="P3">1995-1998</text:p>
          </table:table-cell>
          <table:table-cell table:style-name="Table2.A1" office:value-type="string">
            <text:p text:style-name="P4"><text:span text:style-name="T11">Intermediate Diploma in </text:span><text:a xlink:type="simple" xlink:href="http://www.coli.uni-saarland.de/" text:style-name="Internet_20_link" text:visited-style-name="Visited_20_Internet_20_Link"><text:span text:style-name="T11">Computational Linguistics</text:span></text:a></text:p>
          </table:table-cell>
        </table:table-row>
        <table:table-row>
          <table:table-cell table:style-name="Table2.A1" table:number-columns-spanned="2" office:value-type="string">
            <text:p text:style-name="Table_20_Heading">IBM Scientific Centre, Heidelberg, Germany</text:p>
          </table:table-cell>
          <table:covered-table-cell/>
        </table:table-row>
        <table:table-row>
          <table:table-cell table:style-name="Table2.A1" office:value-type="string">
            <text:p text:style-name="P3">Summer 1996</text:p>
          </table:table-cell>
          <table:table-cell table:style-name="Table2.A1" office:value-type="string">
            <text:p text:style-name="P3">Research project in Computer Assisted Language Learning (CALL)</text:p>
          </table:table-cell>
        </table:table-row>
        <table:table-row>
          <table:table-cell table:style-name="Table2.A1" table:number-columns-spanned="2" office:value-type="string">
            <text:p text:style-name="Table_20_Heading">University of Sussex, United Kingdom</text:p>
          </table:table-cell>
          <table:covered-table-cell/>
        </table:table-row>
        <table:table-row>
          <table:table-cell table:style-name="Table2.A1" office:value-type="string">
            <text:p text:style-name="P3">1994-1995</text:p>
          </table:table-cell>
          <table:table-cell table:style-name="Table2.A1" office:value-type="string">
            <text:p text:style-name="P4"><text:a xlink:type="simple" xlink:href="http://en.wikipedia.org/wiki/Erasmus_programme" text:style-name="Internet_20_link" text:visited-style-name="Visited_20_Internet_20_Link"><text:span text:style-name="T11">ERASMUS </text:span></text:a><text:span text:style-name="T11">scholar, Certificate in </text:span><text:a xlink:type="simple" xlink:href="http://www.sussex.ac.uk/maths/" text:style-name="Internet_20_link" text:visited-style-name="Visited_20_Internet_20_Link"><text:span text:style-name="T11">Maths</text:span></text:a><text:span text:style-name="T11"> &amp; </text:span><text:a xlink:type="simple" xlink:href="http://www.sussex.ac.uk/informatics/" text:style-name="Internet_20_link" text:visited-style-name="Visited_20_Internet_20_Link"><text:span text:style-name="T11">Informatics</text:span></text:a></text:p>
          </table:table-cell>
        </table:table-row>
        <table:table-row>
          <table:table-cell table:style-name="Table2.A1" table:number-columns-spanned="2" office:value-type="string">
            <text:p text:style-name="Table_20_Heading">Technische Universität Darmstadt, Germany</text:p>
          </table:table-cell>
          <table:covered-table-cell/>
        </table:table-row>
        <table:table-row>
          <table:table-cell table:style-name="Table2.A1" office:value-type="string">
            <text:p text:style-name="P3">1991-1994</text:p>
          </table:table-cell>
          <table:table-cell table:style-name="Table2.A1" office:value-type="string">
            <text:p text:style-name="P4"><text:span text:style-name="Emphasis"><text:span text:style-name="T9">Intermediate Diploma</text:span></text:span><text:span text:style-name="T9"> in </text:span><text:a xlink:type="simple" xlink:href="http://www.mathematik.tu-darmstadt.de/" text:style-name="Internet_20_link" text:visited-style-name="Visited_20_Internet_20_Link"><text:span text:style-name="T9">Maths</text:span></text:a><text:span text:style-name="T9"> and </text:span><text:a xlink:type="simple" xlink:href="http://www.informatik.tu-darmstadt.de/" text:style-name="Internet_20_link" text:visited-style-name="Visited_20_Internet_20_Link"><text:span text:style-name="T9">Informatics</text:span></text:a></text:p>
          </table:table-cell>
        </table:table-row>
        <table:table-row>
          <table:table-cell table:style-name="Table2.A1" office:value-type="string">
            <text:p text:style-name="P3">1991-1993</text:p>
          </table:table-cell>
          <table:table-cell table:style-name="Table2.A1" office:value-type="string">
            <text:p text:style-name="P4"><text:span text:style-name="Emphasis"><text:span text:style-name="T9">Intermediate Examination </text:span></text:span><text:span text:style-name="T9">in </text:span><text:a xlink:type="simple" xlink:href="http://www.geschichte.tu-darmstadt.de/" text:style-name="Internet_20_link" text:visited-style-name="Visited_20_Internet_20_Link"><text:span text:style-name="T9">History</text:span></text:a></text:p>
          </table:table-cell>
        </table:table-row>
        <table:table-row>
          <table:table-cell table:style-name="Table2.A1" table:number-columns-spanned="2" office:value-type="string">
            <text:p text:style-name="Table_20_Heading">Claus-von-Stauffenberg Schule, Germany</text:p>
          </table:table-cell>
          <table:covered-table-cell/>
        </table:table-row>
        <table:table-row>
          <table:table-cell table:style-name="Table2.A1" office:value-type="string">
            <text:p text:style-name="P3">until 1990</text:p>
          </table:table-cell>
          <table:table-cell table:style-name="Table2.A1" office:value-type="string">
            <text:p text:style-name="P3"><text:span text:style-name="Emphasis"><text:span text:style-name="T10">High School Diploma,</text:span></text:span><text:span text:style-name="T10"> highest GPA of the school year</text:span></text:p>
          </table:table-cell>
        </table:table-row>
      </table:table>
      <text:h text:style-name="P23" text:outline-level="1">Work experience</text:h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8"><text:span text:style-name="T23">IMP Solutions</text:span>, Halifax, Nova Scotia</text:p>
          </table:table-cell>
          <table:covered-table-cell/>
        </table:table-row>
        <table:table-row>
          <table:table-cell table:style-name="Table1.A16" office:value-type="string">
            <text:p text:style-name="P26">20<text:span text:style-name="T23">15</text:span>-now</text:p>
          </table:table-cell>
          <table:table-cell table:style-name="Table1.A1" office:value-type="string">
            <text:p text:style-name="P27">Software Developer: Helicopter Maintenance, Java, GWT, Hibernate</text:p>
          </table:table-cell>
        </table:table-row>
        <table:table-row>
          <table:table-cell table:style-name="Table1.A3" table:number-columns-spanned="2" office:value-type="string">
            <text:p text:style-name="P28">CGI, Halifax, Nova Scotia</text:p>
          </table:table-cell>
          <table:covered-table-cell/>
        </table:table-row>
        <table:table-row>
          <table:table-cell table:style-name="Table1.A16" office:value-type="string">
            <text:p text:style-name="Table_20_Contents">2008-<text:span text:style-name="T23">2015</text:span></text:p>
          </table:table-cell>
          <table:table-cell table:style-name="Table1.A1" office:value-type="string">
            <text:p text:style-name="Table_20_Contents"><text:span text:style-name="T18">Senior Consultant / Software Engineer: </text:span>Enterprise Java systems</text:p>
          </table:table-cell>
        </table:table-row>
        <table:table-row>
          <table:table-cell table:style-name="Table1.A7" table:number-columns-spanned="2" office:value-type="string">
            <text:p text:style-name="Table_20_Heading">SupportSoft, Halifax, Nova Scotia</text:p>
          </table:table-cell>
          <table:covered-table-cell/>
        </table:table-row>
        <table:table-row>
          <table:table-cell table:style-name="Table1.A16" office:value-type="string">
            <text:p text:style-name="Table_20_Contents">2007-2008</text:p>
          </table:table-cell>
          <table:table-cell table:style-name="Table1.A1" office:value-type="string">
            <text:p text:style-name="Table_20_Contents">Software Engineer: J2EE, JMS, Caching, W<text:span text:style-name="T22">eb Services</text:span>, <text:span text:style-name="T22">Unit testing</text:span></text:p>
          </table:table-cell>
        </table:table-row>
        <table:table-row>
          <table:table-cell table:style-name="Table1.A7" table:number-columns-spanned="2" office:value-type="string">
            <text:p text:style-name="Table_20_Heading">iKu Systemhaus AG, Saarbrücken</text:p>
          </table:table-cell>
          <table:covered-table-cell/>
        </table:table-row>
        <table:table-row>
          <table:table-cell table:style-name="Table1.A16" office:value-type="string">
            <text:p text:style-name="Table_20_Contents">2002-2004,<text:line-break/>2005-2006</text:p>
          </table:table-cell>
          <table:table-cell table:style-name="Table1.A1" office:value-type="string">
            <text:p text:style-name="P25">Software Engineer: Swing <text:span text:style-name="T22">and Web </text:span>client/server applications, <text:span text:style-name="T22">e</text:span>mail <text:span text:style-name="T22">security</text:span> <text:span text:style-name="T22">solutions, all stages of the software development life cycle</text:span> </text:p>
          </table:table-cell>
        </table:table-row>
        <table:table-row>
          <table:table-cell table:style-name="Table1.A1" table:number-columns-spanned="2" office:value-type="string">
            <text:p text:style-name="Table_20_Heading">University of the Saarland, Maths Teaching Library</text:p>
          </table:table-cell>
          <table:covered-table-cell/>
        </table:table-row>
        <table:table-row>
          <table:table-cell table:style-name="Table1.A16" office:value-type="string">
            <text:p text:style-name="Table_20_Contents">1999-2001</text:p>
          </table:table-cell>
          <table:table-cell table:style-name="Table1.A1" office:value-type="string">
            <text:p text:style-name="Table_20_Contents"><text:span text:style-name="T22">Library Assistant, Linux admin, Java developer, online catalog search</text:span></text:p>
          </table:table-cell>
        </table:table-row>
        <table:table-row>
          <table:table-cell table:style-name="Table1.A1" table:number-columns-spanned="2" office:value-type="string">
            <text:p text:style-name="Table_20_Heading">i2c Systems, Bad Homburg</text:p>
          </table:table-cell>
          <table:covered-table-cell/>
        </table:table-row>
        <table:table-row>
          <table:table-cell table:style-name="Table1.A16" office:value-type="string">
            <text:p text:style-name="Table_20_Contents">2000</text:p>
          </table:table-cell>
          <table:table-cell table:style-name="Table1.A1" office:value-type="string">
            <text:p text:style-name="Table_20_Contents"><text:a xlink:type="simple" xlink:href="http://oliver.doepner.net/docs/mls-reqspec.html" text:style-name="Internet_20_link" text:visited-style-name="Visited_20_Internet_20_Link">Requiremen</text:a><text:a xlink:type="simple" xlink:href="http://oliver.doepner.net/docs/mls-reqspec.html" text:style-name="Internet_20_link" text:visited-style-name="Visited_20_Internet_20_Link"><text:span text:style-name="T22">ts</text:span></text:a> <text:span text:style-name="T22">and </text:span>Design for <text:span text:style-name="T22">m</text:span>ulti-<text:span text:style-name="T22">l</text:span>anguage J2EE applications </text:p>
          </table:table-cell>
        </table:table-row>
        <table:table-row>
          <table:table-cell table:style-name="Table1.A1" table:number-columns-spanned="2" office:value-type="string">
            <text:p text:style-name="Table_20_Heading">DFKI Saarbrücken, Language Technology Lab</text:p>
          </table:table-cell>
          <table:covered-table-cell/>
        </table:table-row>
        <table:table-row>
          <table:table-cell table:style-name="Table1.A16" office:value-type="string">
            <text:p text:style-name="Table_20_Contents">1995-1996</text:p>
          </table:table-cell>
          <table:table-cell table:style-name="Table1.A1" office:value-type="string">
            <text:p text:style-name="Table_20_Contents">R<text:span text:style-name="T22">&amp;D</text:span> <text:span text:style-name="T22">assistant :</text:span> <text:span text:style-name="T22">Semantic data</text:span> extraction, Web <text:span text:style-name="T22">development</text:span></text:p>
          </table:table-cell>
        </table:table-row>
        <table:table-row>
          <table:table-cell table:style-name="Table1.A1" table:number-columns-spanned="2" office:value-type="string">
            <text:p text:style-name="Table_20_Heading">KfW Bankengruppe, Frankfurt/Main</text:p>
          </table:table-cell>
          <table:covered-table-cell/>
        </table:table-row>
        <table:table-row>
          <table:table-cell table:style-name="Table1.A16" office:value-type="string">
            <text:p text:style-name="Table_20_Contents">1995-1999</text:p>
          </table:table-cell>
          <table:table-cell table:style-name="Table1.A1" office:value-type="string">
            <text:p text:style-name="Table_20_Contents"><text:span text:style-name="T23">Software Developer : </text:span>Object-<text:span text:style-name="T23">o</text:span>riented <text:span text:style-name="T23">user interfaces</text:span>, Oracle <text:span text:style-name="T23">DB</text:span>, C++ </text:p>
          </table:table-cell>
        </table:table-row>
        <table:table-row>
          <table:table-cell table:style-name="Table1.A1" table:number-columns-spanned="2" office:value-type="string">
            <text:p text:style-name="Table_20_Heading">Desktop Display Ltd., Brighton, UK</text:p>
          </table:table-cell>
          <table:covered-table-cell/>
        </table:table-row>
        <table:table-row>
          <table:table-cell table:style-name="Table1.A18" office:value-type="string">
            <text:p text:style-name="Table_20_Contents">1995</text:p>
          </table:table-cell>
          <table:table-cell table:style-name="Table1.A1" office:value-type="string">
            <text:p text:style-name="Table_20_Contents"><text:span text:style-name="T23">Internship as web developer</text:span> using NCSA webserver</text:p>
          </table:table-cell>
        </table:table-row>
      </table:table>
      <text:h text:style-name="P21" text:outline-level="1"/>
      <text:h text:style-name="P24" text:outline-level="1">Software Projects</text:h>
      <text:p text:style-name="P15">In all of these projects I worked as principal / core developer <text:span text:style-name="T15">or team lead</text:span>:</text:p>
      <text:p text:style-name="P11"><text:span text:style-name="Strong_20_Emphasis"><text:span text:style-name="T21">Oil &amp; Gas</text:span></text:span><text:span text:style-name="Strong_20_Emphasis"> AMS</text:span><text:span text:style-name="T11">: As </text:span><text:span text:style-name="T12">S</text:span><text:span text:style-name="T11">enior Software Engineer I am responsible for the technical quality and efficiency of our service delivery </text:span><text:span text:style-name="T13">to </text:span><text:span text:style-name="T21">a major Canadian oil &amp; gas company. We support and enhance 150+</text:span><text:span text:style-name="T12"> </text:span><text:span text:style-name="T11">Java applications, mostly webapps in a Tomcat environment, working with a team of 5 - 10 Java Developers. </text:span></text:p>
      <text:p text:style-name="Annotation">[ Java 6, Tomcat 6, IntelliJ IDEA 10.5, Struts / JSP, GWT, Spring, Hibernate, iBatis, Apache POI, Ant, RMI, Atlassian Dev Tools (Confluence, JIRA, Bamboo) <text:span text:style-name="T20">]</text:span></text:p>
      <text:p text:style-name="P8"><text:span text:style-name="Strong_20_Emphasis">CGI - Wealth Core Platform</text:span>: This <text:span text:style-name="T16">solution for the financial sector was one of</text:span> the biggest Software Development project<text:span text:style-name="T15">s</text:span> at CG<text:span text:style-name="T15">I</text:span>. I <text:span text:style-name="T16">served as</text:span> Technical Lead for the UI layer, design<text:span text:style-name="T16">ing and implementing</text:span> a <text:span text:style-name="T16">UI </text:span>framework using Spring Web Flow / JSF. <text:span text:style-name="T16">I</text:span> coordinated <text:span text:style-name="T15">up to</text:span> 10 developers across four CGI locations. </text:p>
      <text:p text:style-name="Annotation">[ J<text:span text:style-name="T15">ava</text:span> 6, Spring Web Flow, JSF 1.2 / Facelets, Tomcat 6, Spring, JAXB, JUnit, Eclipse, Maven, Hudson/<text:span text:style-name="T15">Jenkins</text:span> , SVN ] </text:p>
      <text:p text:style-name="P9"><text:span text:style-name="Strong_20_Emphasis">Canada Post - BDT</text:span>: Business Desktop 2.0 is Canada Post<text:span text:style-name="T20">'s</text:span> Electronic Shipping Tools <text:span text:style-name="T20">(EST) </text:span>application. It is a client/server Java application that prints all paperwork required for business mailings and shipments and automates the shipping process. </text:p>
      <text:p text:style-name="P6">[ <text:span text:style-name="T17">Java 5, </text:span>Spring, XML/XSL, XSL-FO, Apache FOP, TestNG, PdfBox, Weblogic, IntelliJ IDEA, <text:span text:style-name="T17">Maven, SVN </text:span><text:s/>] </text:p>
      <text:p text:style-name="Standard"><text:span text:style-name="T14">ServiceGateway</text:span><text:span text:style-name="T11">: SupportSoft's enterprise solution for r</text:span>emote configuration and management of home networks. Built for the DSL forum standard TR-069, it <text:span text:style-name="T11">is used by DSPs throughout the world.</text:span></text:p>
      <text:p text:style-name="P5">[ <text:span text:style-name="T17">J2EE, </text:span>Weblogic, JBoss, EJB, JMS, Web Services (XFire), EhCache, Oracle 10g, <text:span text:style-name="T17">Perforce, Adobe Flex</text:span> ]</text:p>
      <text:p text:style-name="Standard"><text:span text:style-name="T14">SPONTS</text:span>: An SMTP, POP3 and IMAP proxy that provides spam and virus protection, online backup, email monitoring and other mailserver security features.</text:p>
      <text:p text:style-name="Annotation">[ <text:span text:style-name="T17">Java, </text:span>SMTP/S, POP3/S, IMAP/S, Apache Tomcat, Hibernate, Apache Derby, I18n, <text:span text:style-name="T17">Embedded Linux</text:span> ]</text:p>
      <text:p text:style-name="Standard"><text:span text:style-name="T14">LI Inspektor</text:span>: An application for the German Federal Network Agency to simulate all email procedures necessary to test Lawful Interception (LI) systems for legal compliance.</text:p>
      <text:p text:style-name="Annotation">[ <text:span text:style-name="T17">Java, </text:span>JSF/MyFaces, Hibernate, JavaMail, Apache FTP, POP3/S, IMAP/S, SMTP/S ]</text:p>
      <text:p text:style-name="Standard"><text:span text:style-name="T14">Bodward</text:span>: An email monitoring store that plugs into Lawful Interception solutions. It works as a server that collects LI reports and provides a Java RMI API to access the accumulated data.</text:p>
      <text:p text:style-name="Annotation">[ <text:span text:style-name="T17">Java, </text:span>Apache FTP <text:span text:style-name="T17">API</text:span>, Java RMI, TCP networking, Hibernate, Apache Derby, dom4j ]</text:p>
      <text:p text:style-name="Standard"><text:span text:style-name="T14">emVisu</text:span>: A client/server solution to collect and visualize measured temperatures of heavy plates for Dillinger Hütte GTS, one of the biggest steel manufacturers in Europe.</text:p>
      <text:p text:style-name="Annotation">[ Java Swing, Custom Swing Widgets / LayoutManager, RMI, JMS, JDBC, MySQL ]</text:p>
      <text:p text:style-name="Standard"><text:span text:style-name="T14">AutoCool</text:span>: A distributed system for the creation and management of steel plate cooling plans including visualization and process control, also for Dillinger Hütte GTS.</text:p>
      <text:p text:style-name="Annotation">[ Java Swing, Input Validation Framework, DAO Pattern, JDBC, MySQL ]</text:p>
      <text:p text:style-name="P10"><text:span text:style-name="T14">HSA Control</text:span>: GUI application <text:span text:style-name="T20">to</text:span> control a steel plate branding machine for Dillinger Hütte GTS.</text:p>
      <text:p text:style-name="Annotation">[ Java Swing, JMS, RMI, Custom Datagram Protocol, C struct parsing ]</text:p>
      <text:p text:style-name="Standard"><text:span text:style-name="T14">Plakatdrucker</text:span>: A webshop for print products including rule-based product compilation, price and delivery calculation, customer management, PDF/JPG upload and messaging.</text:p>
      <text:p text:style-name="Annotation">[ Apache Tomcat, JSP Custom Tags, CSS, Apache FileUpload, JavaMail, JDBC ]</text:p>
      <text:p text:style-name="Standard"><text:span text:style-name="T14">IceWorld</text:span>: Monitoring and configuration software for the N-TEC Icebox RAID system including an on-board server component with embedded webserver and RMI interface as well as a Swing client.</text:p>
      <text:p text:style-name="Annotation">[ <text:span text:style-name="T17">Java, </text:span>Tomcat, JSP Custom Tags, CSS, RXTX/Comm, RMI, Java Swing, Swing DnD ]</text:p>
      <text:p text:style-name="Standard"><text:span text:style-name="T14">CashTrend</text:span>: <text:span text:style-name="T20">C</text:span>alculat<text:span text:style-name="T20">ion</text:span> and generat<text:span text:style-name="T20">ion of</text:span> financial OpenOffice documents based on customer data.</text:p>
      <text:p text:style-name="Annotation">[ Java Swing, OpenOffice Java API, JDBC, MySQL ]</text:p>
      <text:p text:style-name="Standard"><text:span text:style-name="T14">MdBib</text:span>: Online Public Access Catalogue (OPAC) for <text:span text:style-name="T20">a</text:span> <text:span text:style-name="T20">l</text:span>ibrary of at the University of the Saarland.</text:p>
      <text:p text:style-name="Annotation">[ Apache Tomcat, Apache Jserv, Java Servlets, MySQL ]</text:p>
      <text:p text:style-name="Standard"><text:soft-page-break/><text:span text:style-name="T14">Infrastrukt</text:span>: Migration of the mainframe based IT of KfW Bankengruppe to a client/server infrastructure.</text:p>
      <text:p text:style-name="P5">[ OOD/OOP, Gupta/Centura, Win32 API, C++, IBM RS/6000, IBM IMS, Oracle DB ]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CA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CA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 fo:font-weight="normal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loext:contextual-spacing="false" fo:text-indent="0cm" style:auto-text-indent="false" style:page-number="auto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101cm" loext:contextual-spacing="false"/>
      <style:text-properties fo:font-size="11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margin-left="0cm" fo:margin-right="0cm" fo:margin-top="0.199cm" fo:margin-bottom="0cm" loext:contextual-spacing="false" fo:text-align="start" style:justify-single-word="false" fo:text-indent="0cm" style:auto-text-indent="false" text:number-lines="false" text:line-number="0"/>
      <style:text-properties fo:font-style="normal" fo:font-weight="bold" style:font-style-asian="italic" style:font-weight-asian="normal" style:font-style-complex="italic" style:font-weight-complex="norm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Annotation" style:family="paragraph" style:parent-style-name="Standard" style:master-page-name="">
      <style:paragraph-properties fo:margin-top="0.199cm" fo:margin-bottom="0.3cm" loext:contextual-spacing="false" style:page-number="auto"/>
      <style:text-properties fo:font-size="9pt" fo:font-style="italic"/>
    </style:style>
    <style:style style:name="Reference_20_Email" style:display-name="Reference Email" style:family="paragraph" style:parent-style-name="Text_20_body">
      <style:paragraph-properties fo:margin-left="0cm" fo:margin-right="0cm" fo:margin-top="0.199cm" fo:margin-bottom="0.25cm" loext:contextual-spacing="false" fo:text-indent="0cm" style:auto-text-indent="false"/>
      <style:text-properties fo:font-size="8pt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499cm" fo:margin-bottom="1.499cm" fo:margin-left="1.499cm" fo:margin-right="1.499cm" style:shadow="none" style:writing-mode="lr-tb" style:footnote-max-height="0cm">
        <style:columns fo:column-count="2">
          <style:column style:rel-width="2948*" fo:start-indent="0cm" fo:end-indent="0cm"/>
          <style:column style:rel-width="6689*" fo:start-indent="0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/>
    <style:master-page style:name="First_20_Page" style:display-name="First Page" style:page-layout-name="Mpm2" style:next-style-name="Standard"/>
    <style:master-page style:name="Untitled1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creation-date>2006-07-12T15:39:28</meta:creation-date>
    <dc:date>2016-10-23T12:46:07.859918782</dc:date>
    <meta:editing-cycles>68</meta:editing-cycles>
    <meta:editing-duration>P1DT1H55M42S</meta:editing-duration>
    <meta:document-statistic meta:table-count="2" meta:image-count="0" meta:object-count="0" meta:page-count="3" meta:paragraph-count="97" meta:word-count="1070" meta:character-count="7334" meta:non-whitespace-character-count="6353"/>
    <meta:user-defined meta:name="Info 1"/>
    <meta:user-defined meta:name="Info 2"/>
    <meta:user-defined meta:name="Info 3"/>
    <meta:user-defined meta:name="Info 4"/>
  </office:meta>
</office:document-meta>
</file>